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agraph-properties fo:line-height="150%"/>
    </style:style>
    <style:style style:name="T1" style:family="text">
      <style:text-properties fo:font-weight="bold" style:font-weight-asian="bold" style:font-weight-complex="bold"/>
    </style:style>
    <style:style style:name="gr1" style:family="graphic">
      <style:graphic-properties draw:stroke="none" svg:stroke-color="#000000" draw:fill="none" draw:fill-color="#ffffff" fo:min-height="5.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8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0.26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style-name="gr1" draw:text-style-name="P2" svg:width="7.145cm" svg:height="5.001cm" svg:x="0.046cm" svg:y="5.523cm"><draw:text-box><text:p text:style-name="P2"><text:span text:style-name="T1">Økt drivhuseffekt og tynnere ozonlag er to grunner til at global oppvarming er et så viktig tema nå for tiden. Vi må kildesortere, bruke mindre bil, passe på hvilke ting vi kjøper og hva de inneholder. Men hvorfor er egentlig alt dette så viktig?</text:span></text:p></draw:text-box></draw:frame><draw:frame text:anchor-type="paragraph" draw:z-index="1" draw:style-name="gr2" draw:text-style-name="P2" svg:width="7.012cm" svg:height="2.68cm" svg:x="0.019cm" svg:y="1.443cm"><draw:text-box><text:p text:style-name="P2">Torstein Solheim Ølberg</text:p><text:p text:style-name="P2">Presterød ungdomsskole</text:p><text:p text:style-name="P2">73426785</text:p><text:p text:style-name="P2">torstein@enellerannenmail.com </text:p></draw:text-box></draw:frame><draw:frame text:anchor-type="paragraph" draw:z-index="2" draw:style-name="gr3" draw:text-style-name="P2" svg:width="7.197cm" svg:height="13.865cm" svg:x="0.019cm" svg:y="11.867cm"><draw:text-box><text:p text:style-name="P2"><text:span text:style-name="T1">Ekstrem vær.</text:span></text:p><text:p text:style-name="P2">Global oppvarming betyr at gjennomsnittstemperaturen i verden stiger. Hvis temperaturen over hele verden stiger vil ikke bare isen på Grønnland og etter en lang stund også isen Antarktis. Dette vil føre til at havnivået stiger og land som ligger lavt vil bli under vann. Det vil også bli mye mer ekstrem vær slik som tornadoer, oversvømmelser og ekstremt mye regn. </text:p><text:p text:style-name="P2"/><text:p text:style-name="P2">Arktis vil også merke varmen ved at isen vil smelte. Dette vil ikke gjøre mye med havet, fordi isen allerede er i vannet, men det vil ødelegge mye av leveforholdene til både dyr og mennesker som har bodd her hele livet. Det vil i verste fall utrydde disse dyreartene som lever der.</text:p></draw:text-box></draw:frame><draw:frame text:anchor-type="paragraph" draw:z-index="3" draw:style-name="gr4" draw:text-style-name="P2" svg:width="7.197cm" svg:height="20.268cm" svg:x="9.783cm" svg:y="5.438cm"><draw:text-box><text:p text:style-name="P2"><text:span text:style-name="T1">Årsaker.</text:span></text:p><text:p text:style-name="P2">Årsakene til at ozonlaget blir tynnere og at vi før økt drivhuseffekt er at befolkningen stiger i vestlige industriland. Det er ikke dette som er selve grunnen, men ved at befolkningen stiger, stiger også bruken av ressurser, olje og gass. Det blir mer avfall og dermed hvis vi ikke kildesorterer blir det mye mer forurensning. </text:p><text:p text:style-name="P2"/><text:p text:style-name="P2">Fabrikker og produksjonen av varer til folk er også en årsak til temperaturøkningen. Utslipp at KFUK gasser og karbondioksid skader naturen ved å øke drivhuseffekten og fortynne ozonlaget. Dette er kanskje den viktigste grunnen til disse to negative effektene. Selv om KFUK gasser ikke lenger er ett like stort problem som det var før, fordi land over hele verden prøver å ikke bruke så mye av disse gassene, er det fortsatt mange fattige land som gjør det.</text:p><text:p text:style-name="P2"/><text:p text:style-name="P2">Global oppvarming er en trussel for hele verden, vi må gjøre vår del for at ikke våre neste skal måtte angre på det. Selv om det ikke er mye, gjør vi en forskjell.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1T11:37:48.48</meta:creation-date>
    <dc:date>2013-05-30T22:05:56.16</dc:date>
    <meta:editing-duration>PT23H53M8S</meta:editing-duration>
    <meta:editing-cycles>11</meta:editing-cycles>
    <meta:generator>OpenOffice.org/3.4.1$Win32 OpenOffice.org_project/341m1$Build-9593</meta:generator>
    <meta:document-statistic meta:table-count="0" meta:image-count="0" meta:object-count="0" meta:page-count="1" meta:paragraph-count="0" meta:word-count="0" meta:character-count="0"/>
  </office:meta>
</office:document-meta>
</file>